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AR PL UKai TW MBE" svg:font-family="'AR PL UKai TW MB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Text_20_body">
      <style:text-properties style:font-name-asian="AR PL UKai TW MBE"/>
    </style:style>
    <style:style style:name="P2" style:family="paragraph" style:parent-style-name="Text_20_body">
      <style:text-properties style:font-name="AR PL UKai TW MBE" officeooo:paragraph-rsid="001734f6" style:font-name-asian="AR PL UKai TW MBE"/>
    </style:style>
    <style:style style:name="P3" style:family="paragraph" style:parent-style-name="Text_20_body">
      <style:text-properties style:font-name="AR PL UKai TW MBE" officeooo:paragraph-rsid="00183b9d" style:font-name-asian="AR PL UKai TW MBE"/>
    </style:style>
    <style:style style:name="P4" style:family="paragraph" style:parent-style-name="Title">
      <style:paragraph-properties fo:margin-top="1.027cm" fo:margin-bottom="0.815cm" loext:contextual-spacing="false"/>
      <style:text-properties officeooo:rsid="0009c971" officeooo:paragraph-rsid="0009c971"/>
    </style:style>
    <style:style style:name="P5" style:family="paragraph" style:parent-style-name="Text_20_body">
      <style:text-properties officeooo:rsid="000c7449" style:font-name-asian="AR PL UKai TW MBE"/>
    </style:style>
    <style:style style:name="P6" style:family="paragraph" style:parent-style-name="Text_20_body">
      <style:text-properties style:font-name="AR PL UKai TW MBE" officeooo:rsid="0014bca1" officeooo:paragraph-rsid="001734f6" style:font-name-asian="AR PL UKai TW MBE"/>
    </style:style>
    <style:style style:name="P7" style:family="paragraph" style:parent-style-name="Text_20_body">
      <style:text-properties style:font-name-asian="AR PL UKai TW MBE"/>
    </style:style>
    <style:style style:name="P8" style:family="paragraph" style:parent-style-name="Heading_20_2">
      <style:text-properties officeooo:paragraph-rsid="0009c971"/>
    </style:style>
    <style:style style:name="P9" style:family="paragraph" style:parent-style-name="Heading_20_1">
      <style:text-properties officeooo:paragraph-rsid="0009c971"/>
    </style:style>
    <style:style style:name="P10" style:family="paragraph" style:parent-style-name="Heading_20_1">
      <style:paragraph-properties fo:break-before="page"/>
      <style:text-properties officeooo:paragraph-rsid="0009c971"/>
    </style:style>
    <style:style style:name="T1" style:family="text">
      <style:text-properties officeooo:rsid="0009c971"/>
    </style:style>
    <style:style style:name="T2" style:family="text">
      <style:text-properties style:font-name-asian="AR PL UKai TW MBE"/>
    </style:style>
    <style:style style:name="T3" style:family="text">
      <style:text-properties officeooo:rsid="0009c971" style:font-name-asian="AR PL UKai TW MBE"/>
    </style:style>
    <style:style style:name="T4" style:family="text">
      <style:text-properties officeooo:rsid="000c7449" style:font-name-asian="AR PL UKai TW MBE"/>
    </style:style>
    <style:style style:name="T5" style:family="text">
      <style:text-properties officeooo:rsid="000f71f4"/>
    </style:style>
    <style:style style:name="T6" style:family="text">
      <style:text-properties officeooo:rsid="0010fb6c"/>
    </style:style>
    <style:style style:name="T7" style:family="text">
      <style:text-properties officeooo:rsid="0012f20d"/>
    </style:style>
    <style:style style:name="T8" style:family="text">
      <style:text-properties officeooo:rsid="0014bca1"/>
    </style:style>
    <style:style style:name="T9" style:family="text">
      <style:text-properties officeooo:rsid="001ac2f9"/>
    </style:style>
    <style:style style:name="T10" style:family="text">
      <style:text-properties officeooo:rsid="001c981e"/>
    </style:style>
    <style:style style:name="T11" style:family="text">
      <style:text-properties officeooo:rsid="001e9de2"/>
    </style:style>
    <style:style style:name="T12" style:family="text">
      <style:text-properties officeooo:rsid="002218ac"/>
    </style:style>
    <style:style style:name="T13" style:family="text">
      <style:text-properties officeooo:rsid="002517b1"/>
    </style:style>
    <style:style style:name="T14" style:family="text">
      <style:text-properties officeooo:rsid="0026b5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台中市科展作品說明書</text:p>
      <text:h text:style-name="P8" text:outline-level="2">科別：機械與資訊科</text:h>
      <text:h text:style-name="P8" text:outline-level="2">作品名稱：點對點聊天程式</text:h>
      <text:h text:style-name="P8" text:outline-level="2">關鍵詞：<text:span text:style-name="T1">Python, P2P, socket</text:span></text:h>
      <text:p text:style-name="Text_20_body"/>
      <text:p text:style-name="Text_20_body"/>
      <text:p text:style-name="Text_20_body"/>
      <text:h text:style-name="P9" text:outline-level="1">編號：</text:h>
      <text:h text:style-name="P10" text:outline-level="1">摘要：</text:h>
      <text:p text:style-name="Text_20_body"><text:span text:style-name="T2">隨著網路通訊的發達，聊天軟體成為現代人的必需品，然而我們所使用的資訊卻掌握在少數大公司的手裡，我們的一言一行，都是大數據買賣的商品</text:span><text:span text:style-name="T3">。為此，我們希望藉由點對點的技術，讓溝通的權力不必被大公司掌控，製作出一個無論在住家、工作環境都可以方便使用且有著安全性的聊天軟體</text:span><text:span text:style-name="T4">。</text:span></text:p>
      <text:p text:style-name="P5">我們使用Python程式語言進行開發，利用socket套件傳送網路封包，利用Google 線上表單來整合各使用者的IP位址，並透過分散式伺服器的方式製作群組聊天。</text:p>
      <text:h text:style-name="Heading_20_1" text:outline-level="1">壹<text:span text:style-name="T5">、研究動機</text:span></text:h>
      <text:p text:style-name="P1">當在學校使用電腦時，有時與組員需要傳遞網址、文字等資料，卻苦於沒有方便的聊天程式，必須登入臉書或著LINE才能完成這些應當簡單的工作，因此有了製作點對點聊天程式的念頭<text:span text:style-name="T6">。</text:span></text:p>
      <text:p text:style-name="P1">由於是個人開發，並沒有能長期運行的伺服器，所以採用點對點的方式<text:span text:style-name="T7">，讓訊息不需經過第三方電腦就能傳送。</text:span></text:p>
      <text:h text:style-name="Heading_20_1" text:outline-level="1">貳、研究目的</text:h>
      <text:h text:style-name="Heading_20_1" text:outline-level="1">參、研究設備及器材</text:h>
      <text:p text:style-name="P6">用Python作為程式語言，使用Socket處理網路端，使用Tkinter撰寫圖形化介面，使用Google線上表單來處存各個使用者的IP位址。</text:p>
      <text:p text:style-name="P3"><text:span text:style-name="T8">由於Linux在程式開發上較為方便，</text:span>我們使用Linux作為開發使用的系統<text:span text:style-name="T8">，用隨身碟以及行動硬碟灌Ubuntu，讓開發時能在學校開啟。</text:span></text:p>
      <text:p text:style-name="P6">以Git進行版本控制，並在Github有個遠端版本控制庫。</text:p>
      <text:p text:style-name="P2">使用pyvenv製作虛擬環境<text:span text:style-name="T9">，用Pyinstaller打包成可執行檔。</text:span></text:p>
      <text:p text:style-name="P2">使用Pycharm作為程式開發工具<text:span text:style-name="T9">。</text:span></text:p>
      <text:h text:style-name="Heading_20_1" text:outline-level="1">肆、研究過程及方法</text:h>
      <text:h text:style-name="Heading_20_3" text:outline-level="3"><text:span text:style-name="T13">1.</text:span>點對點實現原理</text:h>
      <text:p text:style-name="P1">首先，我們先查詢關於網路與P2P的基本知識<text:span text:style-name="T10">，經過一個禮拜的研究後，大致知道點對點傳輸的方法。</text:span></text:p>
      <text:p text:style-name="P1">要讓封包傳遞到正確位置，我們需要知道對方的IPv4位址還有所監聽的port端口<text:span text:style-name="T11">，在同一個網域中，只需其中一方接受連接，另外一方主動連接，即可通話。但當進入外網，由於現今IP位址不足，大多數電腦都是透過NAT轉換網路位址，因此除了路由器之外，內網中的電腦並沒有外網位址（WAN），因此要在外網中使用點對點，需要有「打洞」的動作。所謂打洞，就是利用NAT轉發網路封包的原理。</text:span></text:p>
      <text:p text:style-name="P1">當平常有網路封包傳到NAT時，NAT會將他擋下，並且拋棄，但假如今天NAT內部的使用者先連結到了外網的主機A<text:span text:style-name="T12">，那當A回復時，NAT會將A傳來的封包轉發給內部的使用者，也就是在NAT上打了一個朝向主機A的洞。</text:span></text:p>
      <text:p text:style-name="P1"><text:soft-page-break/>外網中的點對點即是利用此特性，假設今天有躲在NAT X 後的主機A，還有躲在NAT <text:s/>Y 後的主機B<text:span text:style-name="T14">，我們來重現一下A與B連線的過程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AR PL UKai TW MBE" svg:font-family="'AR PL UKai TW MB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12:39:07.583798132</meta:creation-date>
    <dc:date>2018-01-04T12:50:04.328154760</dc:date>
    <meta:editing-duration>PT53M18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3" meta:paragraph-count="24" meta:word-count="930" meta:character-count="1064" meta:non-whitespace-character-count="1056"/>
  </office:meta>
</office:document-meta>
</file>